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a2" style:family="table">
      <style:table-properties style:width="18.918cm" fo:margin-left="0cm" table:align="left"/>
    </style:style>
    <style:style style:name="Tabela2.A" style:family="table-column">
      <style:table-column-properties style:column-width="18.918cm"/>
    </style:style>
    <style:style style:name="Tabela2.A1" style:family="table-cell">
      <style:table-cell-properties fo:padding="0.097cm" fo:border="0.5pt solid #000000"/>
    </style:style>
    <style:style style:name="Tabela1" style:family="table">
      <style:table-properties style:width="18.918cm" fo:margin-left="0cm" table:align="left"/>
    </style:style>
    <style:style style:name="Tabela1.A" style:family="table-column">
      <style:table-column-properties style:column-width="18.918cm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fo:color="#2a6099" loext:opacity="100%" style:font-name="Times New Roman1" fo:font-size="20pt" style:font-size-asian="20pt" style:font-size-complex="20pt"/>
    </style:style>
    <style:style style:name="P2" style:family="paragraph" style:parent-style-name="Heading_20_2">
      <style:paragraph-properties fo:text-align="center" style:justify-single-word="false"/>
      <style:text-properties fo:color="#2a6099" loext:opacity="100%" style:font-name="Times New Roman1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orizontal_20_Line">
      <style:text-properties style:font-name="Times New Roman1"/>
    </style:style>
    <style:style style:name="P5" style:family="paragraph" style:parent-style-name="Heading_20_2">
      <style:text-properties fo:color="#2a6099" loext:opacity="100%" style:font-name="Times New Roman1"/>
    </style:style>
    <style:style style:name="P6" style:family="paragraph" style:parent-style-name="Text_20_body" style:list-style-name="L1">
      <loext:graphic-properties draw:fill="none"/>
      <style:paragraph-properties fo:margin-left="0cm" fo:margin-right="-1.7cm" fo:margin-top="0cm" fo:margin-bottom="0.247cm" style:contextual-spacing="false" fo:line-height="115%" fo:text-indent="0cm" style:auto-text-indent="false" fo:background-color="transparent"/>
    </style:style>
    <style:style style:name="P7" style:family="paragraph" style:parent-style-name="Text_20_body" style:list-style-name="L1">
      <style:text-properties style:font-name="Times New Roman1" fo:font-size="11pt" style:font-size-asian="11pt" style:font-size-complex="11pt"/>
    </style:style>
    <style:style style:name="P8" style:family="paragraph" style:parent-style-name="Horizontal_20_Line">
      <style:text-properties style:font-name="Times New Roman1" fo:font-size="8pt" officeooo:rsid="002f58e7" officeooo:paragraph-rsid="002f58e7" style:font-size-asian="8pt" style:font-size-complex="8pt"/>
    </style:style>
    <style:style style:name="P9" style:family="paragraph" style:parent-style-name="Heading_20_2">
      <style:text-properties fo:color="#2a6099" loext:opacity="100%" style:font-name="Times New Roman1" fo:font-size="16pt" style:font-size-asian="16pt" style:font-size-complex="16pt"/>
    </style:style>
    <style:style style:name="P10" style:family="paragraph" style:parent-style-name="Heading_20_3">
      <style:text-properties style:font-name="Times New Roman1" fo:font-size="14pt" style:font-size-asian="14pt" style:font-size-complex="14pt"/>
    </style:style>
    <style:style style:name="P11" style:family="paragraph" style:parent-style-name="Text_20_body">
      <style:text-properties officeooo:paragraph-rsid="00206408"/>
    </style:style>
    <style:style style:name="P12" style:family="paragraph" style:parent-style-name="Text_20_body">
      <style:text-properties style:font-name="Times New Roman1" fo:font-size="11pt" officeooo:paragraph-rsid="00206408" style:font-size-asian="11pt" style:font-size-complex="11pt"/>
    </style:style>
    <style:style style:name="P13" style:family="paragraph" style:parent-style-name="Text_20_body" style:list-style-name="L2">
      <style:text-properties officeooo:paragraph-rsid="00206408"/>
    </style:style>
    <style:style style:name="P14" style:family="paragraph" style:parent-style-name="Text_20_body">
      <style:text-properties style:font-name="Times New Roman1" fo:font-size="11pt" officeooo:paragraph-rsid="0029fb7c" style:font-size-asian="11pt" style:font-size-complex="11pt"/>
    </style:style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Horizontal_20_Line">
      <style:text-properties style:font-name="Times New Roman1" fo:font-size="11pt" style:font-size-asian="11pt" style:font-size-complex="11pt"/>
    </style:style>
    <style:style style:name="P18" style:family="paragraph" style:parent-style-name="Text_20_body" style:list-style-name="L5">
      <style:text-properties officeooo:paragraph-rsid="00206408"/>
    </style:style>
    <style:style style:name="P19" style:family="paragraph" style:parent-style-name="Text_20_body" style:list-style-name="L5">
      <style:text-properties officeooo:paragraph-rsid="0029fb7c"/>
    </style:style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8">
      <style:text-properties officeooo:paragraph-rsid="0029fb7c"/>
    </style:style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1">
      <style:text-properties style:font-name="Times New Roman1" fo:font-size="11pt" officeooo:rsid="001ae139" style:font-size-asian="11pt" style:font-size-complex="11pt"/>
    </style:style>
    <style:style style:name="P26" style:family="paragraph" style:parent-style-name="Text_20_body" style:list-style-name="L11">
      <style:text-properties style:font-name="Times New Roman1" fo:font-size="11pt" officeooo:rsid="001ae139" officeooo:paragraph-rsid="002d5b29" style:font-size-asian="11pt" style:font-size-complex="11pt"/>
    </style:style>
    <style:style style:name="P27" style:family="paragraph" style:parent-style-name="Text_20_body" style:list-style-name="L11">
      <style:text-properties style:font-name="Times New Roman1" fo:font-size="11pt" officeooo:rsid="002d5b29" officeooo:paragraph-rsid="002d5b29" style:font-size-asian="11pt" style:font-size-complex="11pt"/>
    </style:style>
    <style:style style:name="P28" style:family="paragraph" style:parent-style-name="Text_20_body">
      <style:text-properties style:font-name="Times New Roman1" fo:font-size="11pt" officeooo:rsid="001ae139" style:font-size-asian="11pt" style:font-size-complex="11pt"/>
    </style:style>
    <style:style style:name="P29" style:family="paragraph" style:parent-style-name="Text_20_body">
      <style:text-properties officeooo:paragraph-rsid="001a8086"/>
    </style:style>
    <style:style style:name="P30" style:family="paragraph" style:parent-style-name="Text_20_body" style:list-style-name="L12">
      <style:text-properties style:font-name="Times New Roman1" fo:font-size="11pt" style:font-size-asian="11pt" style:font-size-complex="11pt"/>
    </style:style>
    <style:style style:name="P31" style:family="paragraph" style:parent-style-name="Text_20_body">
      <style:text-properties style:font-name="Times New Roman1" fo:font-size="11pt" officeooo:paragraph-rsid="002c45e9" style:font-size-asian="11pt" style:font-size-complex="11pt"/>
    </style:style>
    <style:style style:name="P32" style:family="paragraph" style:parent-style-name="Text_20_body" style:list-style-name="L13">
      <style:text-properties style:font-name="Times New Roman1" fo:font-size="11pt" style:font-size-asian="11pt" style:font-size-complex="11pt"/>
    </style:style>
    <style:style style:name="P33" style:family="paragraph" style:parent-style-name="Text_20_body" style:list-style-name="L14">
      <style:text-properties style:font-name="Times New Roman1" fo:font-size="11pt" officeooo:paragraph-rsid="002c45e9" style:font-size-asian="11pt" style:font-size-complex="11pt"/>
    </style:style>
    <style:style style:name="P34" style:family="paragraph" style:parent-style-name="Standard">
      <style:text-properties style:font-name="Times New Roman1" fo:font-size="11pt" style:font-size-asian="11pt" style:font-size-complex="11pt"/>
    </style:style>
    <style:style style:name="T1" style:family="text">
      <style:text-properties fo:color="#000000" loext:opacity="100%" style:font-name="Times New Roman1"/>
    </style:style>
    <style:style style:name="T2" style:family="text">
      <style:text-properties fo:color="#000000" loext:opacity="100%" style:font-name="Times New Roman1" fo:font-size="11pt" officeooo:rsid="00139824" style:font-size-asian="11pt" style:font-size-complex="11pt"/>
    </style:style>
    <style:style style:name="T3" style:family="text">
      <style:text-properties fo:color="#2a6099" loext:opacity="100%" style:font-name="Times New Roman1"/>
    </style:style>
    <style:style style:name="T4" style:family="text">
      <style:text-properties style:font-name="Times New Roman1" fo:font-size="11pt" style:font-size-asian="11pt" style:font-size-complex="11pt"/>
    </style:style>
    <style:style style:name="T5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1" fo:font-size="12pt" fo:font-weight="normal" officeooo:rsid="00259ce1" style:font-size-asian="12pt" style:font-weight-asian="normal" style:font-size-complex="12pt" style:font-weight-complex="normal"/>
    </style:style>
    <style:style style:name="T10" style:family="text">
      <style:text-properties fo:font-weight="bold" officeooo:rsid="0029fb7c" style:font-weight-asian="bold" style:font-weight-complex="bold"/>
    </style:style>
    <style:style style:name="T11" style:family="text">
      <style:text-properties style:font-name="Times New Roman1" fo:font-size="11pt" officeooo:rsid="00259ce1" style:font-size-asian="11pt" style:font-size-complex="11pt"/>
    </style:style>
    <style:style style:name="T12" style:family="text">
      <style:text-properties style:font-name="Times New Roman1" fo:font-size="11pt" officeooo:rsid="002664d7" style:font-size-asian="11pt" style:font-size-complex="11pt"/>
    </style:style>
    <style:style style:name="T13" style:family="text">
      <style:text-properties style:font-name="Times New Roman1" fo:font-size="11pt" officeooo:rsid="0029fb7c" style:font-size-asian="11pt" style:font-size-complex="11pt"/>
    </style:style>
    <style:style style:name="T14" style:family="text">
      <style:text-properties officeooo:rsid="002d5b29"/>
    </style:style>
    <style:style style:name="T15" style:family="text">
      <style:text-properties officeooo:rsid="002f203e"/>
    </style:style>
    <style:style style:name="T16" style:family="text">
      <style:text-properties fo:color="#2a6099" loext:opacity="100%" style:font-name="Times New Roman1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Times New Roman1" fo:font-size="14pt" style:font-size-asian="14pt" style:font-size-complex="14pt"/>
    </style:style>
    <style:style style:name="T18" style:family="text">
      <style:text-properties style:font-name="Times New Roman1" fo:font-size="11pt" officeooo:rsid="0026ebe8" style:font-size-asian="11pt" style:font-size-complex="11pt"/>
    </style:style>
    <style:style style:name="T19" style:family="text">
      <style:text-properties officeooo:rsid="002c45e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">
        <text:table-of-content-source text:outline-level="3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Standard"/>
        </text:index-body>
      </text:table-of-content>
      <text:h text:style-name="P1" text:outline-level="1">KONKURS GG ROBOT 2026</text:h>
      <text:h text:style-name="P2" text:outline-level="2">Dokumentacja projektowa – ETAP I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"><text:span text:style-name="Strong_20_Emphasis"><text:span text:style-name="T1">Nazwa drużyny:</text:span></text:span><text:span text:style-name="T1"> </text:span><text:span text:style-name="T2">enigma-tech</text:span><text:span text:style-name="T1"><text:line-break/></text:span><text:span text:style-name="Strong_20_Emphasis"><text:span text:style-name="T1">Numer drużyny:</text:span></text:span><text:span text:style-name="T3"> </text:span><text:span text:style-name="T2">27</text:span></text:p>
          </table:table-cell>
        </table:table-row>
      </table:table>
      <text:p text:style-name="P4"/>
      <table:table table:name="Tabela1" table:style-name="Tabela1">
        <table:table-column table:style-name="Tabela1.A"/>
        <table:table-row>
          <table:table-cell table:style-name="Tabela1.A1" office:value-type="string">
            <text:h text:style-name="P5" text:outline-level="2">Spis treści</text:h>
          </table:table-cell>
        </table:table-row>
        <table:table-row>
          <table:table-cell table:style-name="Tabela1.A2" office:value-type="string">
            <text:list text:style-name="L1">
              <text:list-item>
                <text:p text:style-name="P6"><text:span text:style-name="T4">Cele i zadania konkursu GG Robot 2026<text:line-break/>1.1. Cele i zadania rozgrywek robotów<text:line-break/>1.2. Cele i zadania konstrukcji robotów<text:line-break/>1.3. Cele i zadania dotyczące oprogramowania robotów</text:span></text:p>
              </text:list-item>
            </text:list>
          </table:table-cell>
        </table:table-row>
        <table:table-row>
          <table:table-cell table:style-name="Tabela1.A2" office:value-type="string">
            <text:list text:continue-numbering="true" text:style-name="L1">
              <text:list-item>
                <text:p text:style-name="P7">Bariery i problemy w realizacji projektu</text:p>
              </text:list-item>
            </text:list>
          </table:table-cell>
        </table:table-row>
        <table:table-row>
          <table:table-cell table:style-name="Tabela1.A2" office:value-type="string">
            <text:list text:continue-numbering="true" text:style-name="L1">
              <text:list-item>
                <text:p text:style-name="P7">Organizacja drużyny</text:p>
              </text:list-item>
            </text:list>
          </table:table-cell>
        </table:table-row>
      </table:table>
      <text:p text:style-name="P8">Tab. 1.</text:p>
      <text:h text:style-name="P9" text:outline-level="2">1. Cele i zadania konkursu GG Robot 2026</text:h>
      <text:h text:style-name="P10" text:outline-level="3">1.1. Cele i zadania rozgrywek robotów:</text:h>
      <text:p text:style-name="P11"><text:span text:style-name="Strong_20_Emphasis"><text:span text:style-name="T5"><text:tab/>Cel 1:</text:span></text:span><text:span text:style-name="T6"> </text:span><text:span text:style-name="T4">Pełna realizacja wszystkich konkurencji turniejowych zgodnie z regulaminem.<text:line-break/><text:tab/><text:tab/></text:span><text:span text:style-name="Strong_20_Emphasis"><text:span text:style-name="T7">Termin realizacji:</text:span></text:span><text:span text:style-name="T8"> </text:span><text:span text:style-name="T9">24</text:span><text:span text:style-name="T4">.04.2026</text:span></text:p>
      <text:p text:style-name="P12"><text:tab/><text:tab/><text:span text:style-name="T10">Zadania:</text:span></text:p>
      <text:list text:style-name="L2">
        <text:list-item>
          <text:list>
            <text:list-header>
              <text:p text:style-name="P13"><text:span text:style-name="T4"><text:tab/> - Szczegółowa analiza regulaminu i planszy zawodów – </text:span><text:span text:style-name="Emphasis"><text:span text:style-name="T4">do </text:span></text:span><text:span text:style-name="Emphasis"><text:span text:style-name="T11">13</text:span></text:span><text:span text:style-name="Emphasis"><text:span text:style-name="T4">.0</text:span></text:span><text:span text:style-name="Emphasis"><text:span text:style-name="T11">3</text:span></text:span><text:span text:style-name="Emphasis"><text:span text:style-name="T4">.2026</text:span></text:span></text:p>
              <text:list>
                <text:list-header>
                  <text:p text:style-name="P13"><text:span text:style-name="T4">- Przygotowanie strategii startowej robota – </text:span><text:span text:style-name="Emphasis"><text:span text:style-name="T4">do </text:span></text:span><text:span text:style-name="Emphasis"><text:span text:style-name="T11">1</text:span></text:span><text:span text:style-name="Emphasis"><text:span text:style-name="T12">7</text:span></text:span><text:span text:style-name="Emphasis"><text:span text:style-name="T4">.0</text:span></text:span><text:span text:style-name="Emphasis"><text:span text:style-name="T11">4</text:span></text:span><text:span text:style-name="Emphasis"><text:span text:style-name="T4">.2026</text:span></text:span></text:p>
                </text:list-header>
              </text:list>
            </text:list-header>
          </text:list>
        </text:list-item>
      </text:list>
      <text:p text:style-name="Text_20_body"><text:span text:style-name="Strong_20_Emphasis"><text:span text:style-name="T5"><text:tab/>Cel 2:</text:span></text:span><text:span text:style-name="T6"> </text:span><text:span text:style-name="T4">Maksymalizacja liczby punktów </text:span><text:span text:style-name="T11">możliwych do uzyskania </text:span><text:span text:style-name="T4">w rozgrywkach.<text:line-break/><text:tab/><text:tab/></text:span><text:span text:style-name="Strong_20_Emphasis"><text:span text:style-name="T7">Termin realizacji:</text:span></text:span><text:span text:style-name="T4"> </text:span><text:span text:style-name="T11">24</text:span><text:span text:style-name="T4">.04.2026</text:span></text:p>
      <text:p text:style-name="P14"><text:span text:style-name="T10"><text:tab/><text:tab/>Zadania:</text:span></text:p>
      <text:list text:style-name="L3">
        <text:list-item>
          <text:list>
            <text:list-item>
              <text:list>
                <text:list-header>
                  <text:p text:style-name="P15"><text:span text:style-name="T4">- Testy różnych strategii przejazdu – </text:span><text:span text:style-name="Emphasis"><text:span text:style-name="T4">do </text:span></text:span><text:span text:style-name="Emphasis"><text:span text:style-name="T11">0</text:span></text:span><text:span text:style-name="Emphasis"><text:span text:style-name="T12">3</text:span></text:span><text:span text:style-name="Emphasis"><text:span text:style-name="T4">.0</text:span></text:span><text:span text:style-name="Emphasis"><text:span text:style-name="T11">4</text:span></text:span><text:span text:style-name="Emphasis"><text:span text:style-name="T4">.2026</text:span></text:span></text:p>
                  <text:p text:style-name="P15"><text:span text:style-name="T4">- Analiza wyników testów i korekty strategii – </text:span><text:span text:style-name="Emphasis"><text:span text:style-name="T4">do </text:span></text:span><text:span text:style-name="Emphasis"><text:span text:style-name="T12">10</text:span></text:span><text:span text:style-name="Emphasis"><text:span text:style-name="T4">.03.2026</text:span></text:span></text:p>
                </text:list-header>
              </text:list>
            </text:list-item>
          </text:list>
        </text:list-item>
      </text:list>
      <text:p text:style-name="Text_20_body"><text:span text:style-name="Strong_20_Emphasis"><text:span text:style-name="T6"><text:tab/>Cel 3:</text:span></text:span><text:span text:style-name="T4"> Bezawaryjna praca robota podczas zawodów.<text:line-break/><text:tab/><text:tab/></text:span><text:span text:style-name="Strong_20_Emphasis"><text:span text:style-name="T4">Termin realizacji:</text:span></text:span><text:span text:style-name="T4"> 2</text:span><text:span text:style-name="T12">4</text:span><text:span text:style-name="T4">.04.2026</text:span></text:p>
      <text:p text:style-name="P14"><text:tab/><text:tab/><text:span text:style-name="T10">Zadania:</text:span></text:p>
      <text:list text:style-name="L4">
        <text:list-item>
          <text:list>
            <text:list-header>
              <text:p text:style-name="P16"><text:span text:style-name="T4"><text:tab/></text:span><text:span text:style-name="T13">-</text:span><text:span text:style-name="T4"> Testy długotrwałej pracy robota – </text:span><text:span text:style-name="Emphasis"><text:span text:style-name="T4">do 0</text:span></text:span><text:span text:style-name="Emphasis"><text:span text:style-name="T12">3</text:span></text:span><text:span text:style-name="Emphasis"><text:span text:style-name="T4">.04.2026</text:span></text:span></text:p>
              <text:p text:style-name="P16"><text:span text:style-name="T4"><text:tab/>- Przygotowanie planu awaryjnego na czas zawodów – </text:span><text:span text:style-name="Emphasis"><text:span text:style-name="T4">do </text:span></text:span><text:span text:style-name="Emphasis"><text:span text:style-name="T12">20</text:span></text:span><text:span text:style-name="Emphasis"><text:span text:style-name="T4">.04.202</text:span></text:span><text:span text:style-name="Emphasis"><text:span text:style-name="T13">6</text:span></text:span></text:p>
            </text:list-header>
          </text:list>
        </text:list-item>
      </text:list>
      <text:p text:style-name="P17"><text:soft-page-break/></text:p>
      <text:h text:style-name="P10" text:outline-level="3">1.2. Cele i zadania konstrukcji robotów</text:h>
      <text:p text:style-name="P11"><text:span text:style-name="Strong_20_Emphasis"><text:span text:style-name="T6"><text:tab/>Cel 1:</text:span></text:span><text:span text:style-name="T4"> Zaprojektowanie konstrukcji spełniającej wszystkie wymagania regulaminowe.<text:line-break/><text:tab/><text:tab/></text:span><text:span text:style-name="Strong_20_Emphasis"><text:span text:style-name="T4">Termin realizacji:</text:span></text:span><text:span text:style-name="T4"> 20.02.2026</text:span></text:p>
      <text:p text:style-name="P14"><text:tab/><text:tab/><text:span text:style-name="T10">Zadania:</text:span></text:p>
      <text:list text:style-name="L5">
        <text:list-item>
          <text:list>
            <text:list-item>
              <text:list>
                <text:list-header>
                  <text:p text:style-name="P18"><text:span text:style-name="T4">- Wykonanie projektu konstrukcji w programie CAD – </text:span><text:span text:style-name="Emphasis"><text:span text:style-name="T4">do 05.02.2026</text:span></text:span></text:p>
                  <text:p text:style-name="P19"><text:span text:style-name="T13">-</text:span><text:span text:style-name="T4"> Weryfikacja projektu pod kątem regulaminu – </text:span><text:span text:style-name="Emphasis"><text:span text:style-name="T4">do 10.02.2026</text:span></text:span></text:p>
                </text:list-header>
              </text:list>
            </text:list-item>
          </text:list>
        </text:list-item>
      </text:list>
      <text:p text:style-name="Text_20_body"><text:span text:style-name="Strong_20_Emphasis"><text:span text:style-name="T6"><text:tab/>Cel 2:</text:span></text:span><text:span text:style-name="T6"> </text:span><text:span text:style-name="T4">Budowa kompletnego robota konkursowego.<text:line-break/><text:tab/><text:tab/></text:span><text:span text:style-name="Strong_20_Emphasis"><text:span text:style-name="T4">Termin realizacji:</text:span></text:span><text:span text:style-name="T6"> </text:span><text:span text:style-name="T4">10.03.2026</text:span></text:p>
      <text:p text:style-name="P14"><text:tab/><text:tab/><text:span text:style-name="T10">Zadania:</text:span></text:p>
      <text:list text:style-name="L6">
        <text:list-item>
          <text:list>
            <text:list-item>
              <text:list>
                <text:list-header>
                  <text:p text:style-name="P20"><text:span text:style-name="T4">- Montaż elementów mechanicznych – </text:span><text:span text:style-name="Emphasis"><text:span text:style-name="T4">do 25.02.2026</text:span></text:span></text:p>
                  <text:p text:style-name="P20"><text:span text:style-name="T4">- Montaż silników, czujników i okablowania – </text:span><text:span text:style-name="Emphasis"><text:span text:style-name="T4">do 05.03.2026</text:span></text:span></text:p>
                </text:list-header>
              </text:list>
            </text:list-item>
          </text:list>
        </text:list-item>
      </text:list>
      <text:p text:style-name="Text_20_body"><text:span text:style-name="Strong_20_Emphasis"><text:span text:style-name="T6"><text:tab/>Cel 3:</text:span></text:span><text:span text:style-name="T4"> Zwiększenie trwałości i niezawodności konstrukcji.<text:line-break/><text:tab/><text:tab/></text:span><text:span text:style-name="Strong_20_Emphasis"><text:span text:style-name="T4">Termin realizacji:</text:span></text:span><text:span text:style-name="T6"> </text:span><text:span text:style-name="T4">25.03.2026</text:span></text:p>
      <text:p text:style-name="P14"><text:tab/><text:tab/><text:span text:style-name="T10">Zadania:</text:span></text:p>
      <text:list text:style-name="L7">
        <text:list-item>
          <text:list>
            <text:list-item>
              <text:list>
                <text:list-header>
                  <text:p text:style-name="P21"><text:span text:style-name="T4">- Testy wytrzymałościowe konstrukcji – </text:span><text:span text:style-name="Emphasis"><text:span text:style-name="T4">do 15.03.2026</text:span></text:span></text:p>
                  <text:p text:style-name="P21"><text:span text:style-name="T4">- Wzmocnienie newralgicznych elementów robota – </text:span><text:span text:style-name="Emphasis"><text:span text:style-name="T4">do 20.03.2026</text:span></text:span></text:p>
                </text:list-header>
              </text:list>
            </text:list-item>
          </text:list>
        </text:list-item>
      </text:list>
      <text:p text:style-name="P4"/>
      <text:h text:style-name="P10" text:outline-level="3">1.3. Cele i zadania dotyczące oprogramowania robotów</text:h>
      <text:p text:style-name="Text_20_body"><text:span text:style-name="Strong_20_Emphasis"><text:span text:style-name="T6"><text:tab/>Cel 1:</text:span></text:span><text:span text:style-name="T6"> </text:span><text:span text:style-name="T4">Opracowanie stabilnego oprogramowania sterującego robotem.<text:line-break/><text:tab/><text:tab/></text:span><text:span text:style-name="Strong_20_Emphasis"><text:span text:style-name="T4">Termin realizacji:</text:span></text:span><text:span text:style-name="T6"> </text:span><text:span text:style-name="T4">15.03.2026</text:span></text:p>
      <text:p text:style-name="P14"><text:tab/><text:tab/><text:span text:style-name="T10">Zadania:</text:span></text:p>
      <text:list text:style-name="L8">
        <text:list-item>
          <text:list>
            <text:list-item>
              <text:list>
                <text:list-header>
                  <text:p text:style-name="P22"><text:span text:style-name="T4">- Implementacja algorytmów jazdy i sterowania – </text:span><text:span text:style-name="Emphasis"><text:span text:style-name="T4">do 01.03.2026</text:span></text:span></text:p>
                  <text:p text:style-name="P22"><text:span text:style-name="Emphasis"><text:span text:style-name="T4">-</text:span></text:span><text:span text:style-name="T4"> Integracja oprogramowania z czujnikami – </text:span><text:span text:style-name="Emphasis"><text:span text:style-name="T4">do 10.03.2026</text:span></text:span></text:p>
                </text:list-header>
              </text:list>
            </text:list-item>
          </text:list>
        </text:list-item>
      </text:list>
      <text:p text:style-name="Text_20_body"><text:span text:style-name="Strong_20_Emphasis"><text:span text:style-name="T6"><text:tab/>Cel 2:</text:span></text:span><text:span text:style-name="T6"> </text:span><text:span text:style-name="T4">Optymalizacja szybkości i precyzji działania robota.<text:line-break/><text:tab/><text:tab/></text:span><text:span text:style-name="Strong_20_Emphasis"><text:span text:style-name="T4">Termin realizacji:</text:span></text:span><text:span text:style-name="T4"> 25.03.2026</text:span></text:p>
      <text:p text:style-name="P14"><text:tab/><text:tab/><text:span text:style-name="T10">Zadania:</text:span></text:p>
      <text:list text:style-name="L9">
        <text:list-item>
          <text:list>
            <text:list-item>
              <text:list>
                <text:list-header>
                  <text:p text:style-name="P23"><text:span text:style-name="T4">- Testy czasu reakcji robota – </text:span><text:span text:style-name="Emphasis"><text:span text:style-name="T4">do 15.03.2026</text:span></text:span></text:p>
                  <text:p text:style-name="P23"><text:span text:style-name="T4">- Optymalizacja kodu źródłowego – </text:span><text:span text:style-name="Emphasis"><text:span text:style-name="T4">do 20.03.2026</text:span></text:span></text:p>
                </text:list-header>
              </text:list>
            </text:list-item>
          </text:list>
        </text:list-item>
      </text:list>
      <text:p text:style-name="Text_20_body"><text:span text:style-name="Strong_20_Emphasis"><text:span text:style-name="T6"><text:tab/>Cel 3:</text:span></text:span><text:span text:style-name="T4"> Przygotowanie oprogramowania do warunków zawodów.<text:line-break/><text:tab/><text:tab/></text:span><text:span text:style-name="Strong_20_Emphasis"><text:span text:style-name="T4">Termin realizacji:</text:span></text:span><text:span text:style-name="T4"> 10.04.2026</text:span></text:p>
      <text:p text:style-name="P14"><text:tab/><text:tab/><text:span text:style-name="T10">Zadania:</text:span></text:p>
      <text:list text:style-name="L10">
        <text:list-item>
          <text:list>
            <text:list-item>
              <text:list>
                <text:list-header>
                  <text:p text:style-name="P24"><text:span text:style-name="T4">- Symulacje sytuacji awaryjnych – </text:span><text:span text:style-name="Emphasis"><text:span text:style-name="T4">do 01.04.2026</text:span></text:span></text:p>
                  <text:p text:style-name="P24"><text:span text:style-name="T4">- Testy końcowe w warunkach zbliżonych do zawodów – </text:span><text:span text:style-name="Emphasis"><text:span text:style-name="T4">do 05.04.2026</text:span></text:span></text:p>
                </text:list-header>
              </text:list>
            </text:list-item>
          </text:list>
        </text:list-item>
      </text:list>
      <text:p text:style-name="P4"><text:soft-page-break/></text:p>
      <text:h text:style-name="P9" text:outline-level="2">2. Bariery i problemy w realizacji projektu</text:h>
      <text:list text:style-name="L11">
        <text:list-item>
          <text:p text:style-name="P25">Ferie zimowe ograniczające liczbę spotkań zespołu.</text:p>
        </text:list-item>
        <text:list-item>
          <text:p text:style-name="P25"><text:span text:style-name="T14">Przygotowania do </text:span>egzaminów <text:span text:style-name="T14">8-klasisty </text:span><text:s/>i sprawdzianów szkolnych zwiększając<text:span text:style-name="T14">ych</text:span> obciążenie uczniów. </text:p>
        </text:list-item>
        <text:list-item>
          <text:p text:style-name="P25">Udział członków drużyny w <text:span text:style-name="T14">zajęciach pozaszkolnych </text:span><text:span text:style-name="T15">i innych projektach szkolnych</text:span>.</text:p>
        </text:list-item>
        <text:list-item>
          <text:p text:style-name="P26">Udział członków drużyny w innych<text:span text:style-name="T14"> konkursach t</text:span>j. <text:span text:style-name="T15">gmminy konkurs ekologiczny w Nieprusziewie, Wojewódzkie konkursy przedmiotowe, zawody piłkarskie, zawody e-sportowe.</text:span> </text:p>
        </text:list-item>
        <text:list-item>
          <text:p text:style-name="P27">Nieprzewidziane sytuacje np. choroba członka zespołu, <text:span text:style-name="T15">wyjazd rodzinny</text:span>.</text:p>
        </text:list-item>
      </text:list>
      <text:p text:style-name="P28"/>
      <text:p text:style-name="P28"/>
      <text:p text:style-name="P4"/>
      <text:p text:style-name="P29"><text:span text:style-name="T4"><text:line-break/></text:span><text:span text:style-name="T16">3. Organizacja drużyny</text:span></text:p>
      <text:p text:style-name="P29"><text:span text:style-name="Strong_20_Emphasis"><text:span text:style-name="T17">Harmonogram spotkań:</text:span></text:span><text:span text:style-name="T4"><text:line-break/><text:tab/>Spotkania zespołu odbywają się </text:span><text:span text:style-name="T18">co najmniej </text:span><text:span text:style-name="T4">raz w tygodniu od </text:span><text:span text:style-name="T18">12.12.2025</text:span><text:span text:style-name="T4"> do </text:span><text:span text:style-name="T18">finału konkursu w </text:span><text:span text:style-name="T4">kwietni</text:span><text:span text:style-name="T18">u</text:span><text:span text:style-name="T4"> 2026 <text:tab/>roku. Dodatkowe </text:span><text:span text:style-name="T18">spotkania</text:span><text:span text:style-name="T4"> </text:span><text:span text:style-name="T18">będą odbywały się </text:span><text:span text:style-name="T4">są w marcu i kwietniu przed zawodami finałowymi.<text:line-break/><text:line-break/></text:span><text:span text:style-name="Strong_20_Emphasis"><text:span text:style-name="T17">Podział pracy w drużynie:</text:span></text:span></text:p>
      <text:list text:style-name="L12">
        <text:list-item>
          <text:p text:style-name="P30">Lider projektu – planowanie prac, kontrola terminów, kontakt z opiekunem.</text:p>
        </text:list-item>
        <text:list-item>
          <text:p text:style-name="P30">Zespół konstrukcyjny – projektowanie, budowa i testy mechaniczne robota.</text:p>
        </text:list-item>
        <text:list-item>
          <text:p text:style-name="P30">Zespół programistyczny – tworzenie, testowanie i optymalizacja oprogramowania.</text:p>
        </text:list-item>
      </text:list>
      <text:p text:style-name="Text_20_body"><text:span text:style-name="Strong_20_Emphasis"><text:span text:style-name="T17">Strategie rozwiązywania konfliktów:</text:span></text:span></text:p>
      <text:p text:style-name="P31"><text:tab/>W trakcie realizacji projektu konkursowego mogą pojawić się konflikty wynikające z różnicy zdań, presji czasu <text:tab/>lub odmiennego podejścia do rozwiązań technicznych. Aby zapewnić sprawną współpracę oraz terminową <text:tab/>realizację celów, zespół przyjął następujące strategie rozwiązywania konfliktów:</text:p>
      <text:list text:style-name="L13">
        <text:list-item>
          <text:list>
            <text:list-item>
              <text:p text:style-name="P32"><text:span text:style-name="Strong_20_Emphasis">Regularne spotkania zespołu i otwarta komunikacja</text:span><text:line-break/>Drużyna organizuje cykliczne spotkania robocze, podczas których każdy członek zespołu ma możliwość zgłoszenia problemów, wątpliwości lub nieporozumień związanych z realizowanymi zadaniami.<text:line-break/><text:span text:style-name="Emphasis">Przykład działania:</text:span><text:line-break/>W przypadku opóźnień w budowie konstrukcji robota zespół omawia przyczyny problemu, proponuje możliwe rozwiązania oraz wspólnie ustala dalsze kroki <text:span text:style-name="T19">tj. dodatkowe spotkania</text:span>.</text:p>
            </text:list-item>
            <text:list-item>
              <text:p text:style-name="P32"><text:span text:style-name="Strong_20_Emphasis">Głosowanie większościowe przy sporach decyzyjnych</text:span><text:line-break/>W sytuacjach, gdy pojawiają się rozbieżne opinie dotyczące wyboru rozwiązań technicznych (np. rodzaju czujników, konstrukcji mechanicznej lub algorytmu sterowania), decyzje podejmowane są poprzez głosowanie większościowe.<text:line-break/><text:span text:style-name="Emphasis">Przykład działania:</text:span><text:line-break/>Jeśli część zespołu proponuje zastosowanie jednego <text:span text:style-name="T19">rozwiązania</text:span>, a pozostali innego, każdy członek <text:soft-page-break/>przedstawia swoje argumenty, po czym przeprowadzane jest głosowanie, <text:span text:style-name="T19">na podstawie którego rozwiązywany jest problem.</text:span></text:p>
            </text:list-item>
          </text:list>
          <text:p text:style-name="P32"/>
          <text:list text:continue-numbering="true">
            <text:list-item>
              <text:p text:style-name="P32"><text:span text:style-name="Strong_20_Emphasis">Podział odpowiedzialności</text:span><text:line-break/>Każdy członek zespołu posiada jasno określony zakres obowiązków. W przypadku konfliktów wynikających z nakładania się zadań lub niejasności odpowiedzialności, lider zespołu inicjuje rozmowę w celu <text:span text:style-name="T19">pomocy oraz </text:span>ponownego ustalenia podziału pracy.<text:line-break/><text:span text:style-name="Emphasis">Przykład działania:</text:span><text:line-break/>Gdy dochodzi do sporu między osobami odpowiedzialnymi za mechanikę i programowanie, lider doprecyzowuje zakres obowiązków oraz ustala zasady współpracy między podzespołami projektu.</text:p>
            </text:list-item>
            <text:list-item>
              <text:p text:style-name="P32"><text:span text:style-name="Strong_20_Emphasis">Konsultacje z opiekunem drużyny</text:span><text:line-break/>W sytuacjach, w których zespół nie jest w stanie samodzielnie rozwiązać konfliktu lub gdy problem wymaga doświadczenia osoby dorosłej, drużyna korzysta ze wsparcia opiekuna projektu.<text:line-break/><text:span text:style-name="Emphasis">Przykład działania:</text:span><text:line-break/>Przy długotrwałym braku porozumienia co do harmonogramu prac zespół przedstawia problem opiekunowi, który pomaga wypracować kompromisowe rozwiązanie zgodne z regulaminem konkursu i możliwościami czasowymi uczniów.</text:p>
            </text:list-item>
          </text:list>
        </text:list-item>
      </text:list>
      <text:list text:style-name="L14">
        <text:list-header>
          <text:p text:style-name="P33"><text:line-break/><text:line-break/></text:p>
        </text:list-header>
      </text:list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1a8086" officeooo:paragraph-rsid="001a8086"/>
    </style:style>
    <style:page-layout style:name="Mpm1">
      <style:page-layout-properties fo:page-width="21.001cm" fo:page-height="29.7cm" style:num-format="1" style:print-orientation="portrait" fo:margin-top="2cm" fo:margin-bottom="2cm" fo:margin-left="1.217cm" fo:margin-right="0.8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6T17:58:03.341171700</meta:creation-date>
    <dc:date>2026-01-27T23:52:46.740491940</dc:date>
    <meta:editing-duration>PT59M39S</meta:editing-duration>
    <meta:editing-cycles>7</meta:editing-cycles>
    <meta:generator>LibreOffice/25.2.7.2$Linux_X86_64 LibreOffice_project/520$Build-2</meta:generator>
    <meta:document-statistic meta:table-count="2" meta:image-count="0" meta:object-count="0" meta:page-count="4" meta:paragraph-count="67" meta:word-count="740" meta:character-count="5715" meta:non-whitespace-character-count="4992"/>
  </office:meta>
</office:document-meta>
</file>